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buntu" svg:font-family="Ubuntu" style:font-family-generic="swiss" style:font-pitch="variable"/>
    <style:font-face style:name="Ubuntu Mono" svg:font-family="'Ubuntu Mono'" style:font-family-generic="system" style:font-pitch="fixed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paragraph-properties fo:margin-top="0in" fo:margin-bottom="0.1181in" style:contextual-spacing="false" fo:line-height="150%"/>
      <style:text-properties style:font-name="Ubuntu"/>
    </style:style>
    <style:style style:name="P3" style:family="paragraph" style:parent-style-name="Standard">
      <style:paragraph-properties fo:margin-top="0in" fo:margin-bottom="0.1181in" style:contextual-spacing="false" fo:line-height="150%"/>
      <style:text-properties style:font-name="Ubuntu" fo:font-weight="bold" style:font-weight-asian="bold" style:font-weight-complex="bold"/>
    </style:style>
    <style:style style:name="P4" style:family="paragraph" style:parent-style-name="Standard">
      <style:paragraph-properties fo:margin-top="0in" fo:margin-bottom="0.1181in" style:contextual-spacing="false" fo:line-height="150%"/>
    </style:style>
    <style:style style:name="P5" style:family="paragraph" style:parent-style-name="Standard" style:master-page-name="MP0">
      <style:paragraph-properties fo:text-align="center" style:justify-single-word="false" style:page-number="auto" fo:break-before="page">
        <style:tab-stops>
          <style:tab-stop style:position="5.5in"/>
        </style:tab-stops>
      </style:paragraph-properties>
    </style:style>
    <style:style style:name="T1" style:family="text">
      <style:text-properties style:font-name="Ubuntu"/>
    </style:style>
    <style:style style:name="T2" style:family="text">
      <style:text-properties style:font-name="Ubuntu" fo:language="de" fo:country="DE"/>
    </style:style>
    <style:style style:name="T3" style:family="text">
      <style:text-properties style:font-name="Ubuntu" fo:language="de" fo:country="DE" officeooo:rsid="0001f340"/>
    </style:style>
    <style:style style:name="T4" style:family="text">
      <style:text-properties style:font-name="Ubuntu" fo:font-size="15pt" style:text-underline-style="solid" style:text-underline-width="auto" style:text-underline-color="font-color" fo:font-weight="bold" style:text-underline-mode="continuous" style:text-overline-mode="continuous" style:text-line-through-mode="continuous" style:font-size-asian="15pt" style:font-weight-asian="bold" style:font-size-complex="15pt" style:font-weight-complex="bold"/>
    </style:style>
    <style:style style:name="T5" style:family="text">
      <style:text-properties style:font-name="Ubuntu" fo:font-size="15pt" fo:language="de" fo:country="DE" style:text-underline-style="solid" style:text-underline-width="auto" style:text-underline-color="font-color" fo:font-weight="bold" style:text-underline-mode="continuous" style:text-overline-mode="continuous" style:text-line-through-mode="continuous" style:font-size-asian="15pt" style:font-weight-asian="bold" style:font-size-complex="15pt" style:font-weight-complex="bold"/>
    </style:style>
    <style:style style:name="T6" style:family="text">
      <style:text-properties style:font-name="Ubuntu" fo:font-weight="bold" style:font-weight-asian="bold" style:font-weight-complex="bold"/>
    </style:style>
    <style:style style:name="T7" style:family="text">
      <style:text-properties style:font-name="Ubuntu Mono" fo:language="de" fo:country="DE" fo:font-weight="bold" style:font-weight-asian="bold" style:font-weight-complex="bold"/>
    </style:style>
    <style:style style:name="T8" style:family="text">
      <style:text-properties style:font-name="Ubuntu Mono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Absatz-Standardschriftart"><text:span text:style-name="T4">Arbeitsblatt: </text:span></text:span><text:span text:style-name="Absatz-Standardschriftart"><text:span text:style-name="T5">Von der Modellierung zur Implementierung</text:span></text:span></text:p>
      <text:p text:style-name="P1"/>
      <text:p text:style-name="P1"/>
      <text:p text:style-name="P2">Achte bei allen folgenden Aufgaben auf sinnvoll geeignete Datentypen.</text:p>
      <text:p text:style-name="P4"><text:span text:style-name="Absatz-Standardschriftart"><text:span text:style-name="T6">Aufgabe 1)</text:span></text:span><text:span text:style-name="Absatz-Standardschriftart"><text:span text:style-name="T1"> </text:span></text:span><text:span text:style-name="Absatz-Standardschriftart"><text:span text:style-name="T2">Zeichne zunächst die Klassenkarte zur Klasse</text:span></text:span><text:span text:style-name="Absatz-Standardschriftart"><text:span text:style-name="T1"> </text:span></text:span><text:span text:style-name="Absatz-Standardschriftart"><text:span text:style-name="T7">Pencil</text:span></text:span><text:span text:style-name="Absatz-Standardschriftart"><text:span text:style-name="T2"> mit den Attributen </text:span></text:span><text:span text:style-name="Absatz-Standardschriftart"><text:span text:style-name="T8">name, length, color</text:span></text:span><text:span text:style-name="Absatz-Standardschriftart"><text:span text:style-name="T2"> und </text:span></text:span><text:span text:style-name="Absatz-Standardschriftart"><text:span text:style-name="T8">type</text:span></text:span><text:span text:style-name="Absatz-Standardschriftart"><text:span text:style-name="T2">. Setze diese Klasse anschließend als Tabelle in deiner Datenbank mit passenden <text:s/>Datentypen um und trage mindesten</text:span></text:span><text:span text:style-name="Absatz-Standardschriftart"><text:span text:style-name="T3">s</text:span></text:span><text:span text:style-name="Absatz-Standardschriftart"><text:span text:style-name="T2"> fünf Objekte der Klasse <text:s/></text:span></text:span><text:span text:style-name="Absatz-Standardschriftart"><text:span text:style-name="T7">Pencil</text:span></text:span><text:span text:style-name="Absatz-Standardschriftart"><text:span text:style-name="T2"> ein.</text:span></text:span></text:p>
      <text:p text:style-name="P4"><text:span text:style-name="Absatz-Standardschriftart"><text:span text:style-name="T2"/></text:span></text:p>
      <text:p text:style-name="P4"><text:span text:style-name="Absatz-Standardschriftart"><text:span text:style-name="T6">Aufgabe 2)</text:span></text:span><text:span text:style-name="Absatz-Standardschriftart"><text:span text:style-name="T1"> </text:span></text:span><text:span text:style-name="Absatz-Standardschriftart"><text:span text:style-name="T2">Erstelle zur Klasse </text:span></text:span><text:span text:style-name="Absatz-Standardschriftart"><text:span text:style-name="T7">Book</text:span></text:span><text:span text:style-name="Absatz-Standardschriftart"><text:span text:style-name="T2"> eine Klassenkarte mit passenden Attributen und zeichne diese in dein Heft. Implementiere diese Klasse anschließend mit den passenden Datentypen in deiner Datenbank und trage deine Lieblingsbücher ein.</text:span></text:span></text:p>
      <text:p text:style-name="P3"/>
      <text:p text:style-name="P4"><text:span text:style-name="Absatz-Standardschriftart"><text:span text:style-name="T6">Aufgabe 3)</text:span></text:span><text:span text:style-name="Absatz-Standardschriftart"><text:span text:style-name="T1"> Überlege dir </text:span></text:span><text:span text:style-name="Absatz-Standardschriftart"><text:span text:style-name="T2">welche Attribute Objekte eine Klasse </text:span></text:span><text:span text:style-name="Absatz-Standardschriftart"><text:span text:style-name="T7">Pet </text:span></text:span><text:span text:style-name="Absatz-Standardschriftart"><text:span text:style-name="T2">(dt: Haustier) beschreiben können. Zeichne Anschließend die zugehörige Klassenkarte. Frage mindestens zwei Freund:innen nach ihren Haustieren. Erstelle dann zwei Objektkarten mit den entsprechenden Attributwerten dieser Haustiere. </text:span>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buntu" svg:font-family="Ubuntu" style:font-family-generic="swiss" style:font-pitch="variable"/>
    <style:font-face style:name="Ubuntu Mono" svg:font-family="'Ubuntu Mono'" style:font-family-generic="system" style:font-pitch="fixed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02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Überschrift_20_1" style:display-name="Überschrift 1" style:family="paragraph" style:parent-style-name="Heading" style:next-style-name="Text_20_body" style:default-outline-level="1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Arial" style:font-family-asian="Arial" style:font-family-generic-asian="swiss" style:font-pitch-asian="variable" style:font-size-asian="24pt" style:font-weight-asian="bold" style:font-name-complex="Verdana" style:font-family-complex="Verdana" style:font-family-generic-complex="swiss" style:font-pitch-complex="variable" style:font-size-complex="24pt" style:font-weight-complex="bold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Beschriftung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/>
    </style:style>
    <style:style style:name="Kopfzeile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Fußzeile" style:family="paragraph" style:parent-style-name="Standard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Absatz-Standardschriftart" style:family="text"/>
    <style:style style:name="Numbering_20_Symbols" style:display-name="Numbering Symbols" style:family="text"/>
    <style:style style:name="Fußzeile_20_Zchn" style:display-name="Fußzeile Zchn" style:family="text" style:parent-style-name="Absatz-Standardschriftar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T1" style:family="text">
      <style:text-properties style:font-name="Ubuntu"/>
    </style:style>
    <style:style style:name="MT2" style:family="text">
      <style:text-properties style:font-name="Ubuntu" fo:language="de" fo:country="D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8075in" fo:margin-bottom="0.5in" fo:margin-left="0.8075in" fo:margin-right="0.8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2402in" fo:margin-left="0in" fo:margin-right="0in" fo:margin-bottom="0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Kopfzeile"><text:span text:style-name="Absatz-Standardschriftart"><text:span text:style-name="MT1">DB10</text:span></text:span><text:span text:style-name="Absatz-Standardschriftart"><text:span text:style-name="MT2">3</text:span></text:span><text:span text:style-name="Absatz-Standardschriftart"><text:span text:style-name="MT1"><text:tab/>Datenbanken I: </text:span></text:span><text:span text:style-name="Absatz-Standardschriftart"><text:span text:style-name="MT2">Objektorientiertes Datenmodell</text:span></text:span><text:span text:style-name="Absatz-Standardschriftart"><text:span text:style-name="MT1"><text:tab/>Seite </text:span></text:span><text:span text:style-name="Absatz-Standardschriftart"><text:span text:style-name="MT1"><text:page-number text:select-page="current">1</text:page-number>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1.2$Linux_X86_64 LibreOffice_project/20$Build-2</meta:generator>
    <meta:initial-creator>Stefan Klein</meta:initial-creator>
    <dc:creator>Christoph Krichenbauer</dc:creator>
    <meta:creation-date>2021-01-19T20:31:00Z</meta:creation-date>
    <dc:date>2021-09-30T12:41:45.251406365</dc:date>
    <meta:editing-cycles>5</meta:editing-cycles>
    <meta:editing-duration>PT25S</meta:editing-duration>
    <meta:document-statistic meta:table-count="0" meta:image-count="0" meta:object-count="0" meta:page-count="1" meta:paragraph-count="6" meta:word-count="130" meta:character-count="976" meta:non-whitespace-character-count="849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